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00" fo:font-size="20pt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itre 4 : Notions d'analyse de programmes Complexité et Optimalité.</text:p>
      <text:p text:style-name="P3"/>
      <text:p text:style-name="P3">Objectifs : Évaluer le temps d'exécution et l'espace mémoire des SD.</text:p>
      <text:p text:style-name="P3"/>
      <text:p text:style-name="P2">I)Exemple</text:p>
      <text:p text:style-name="P3"/>
      <text:p text:style-name="P3">Recherche dans une liste triée de n&gt;=1 éléments de sorte S, muni d'un ordre total '' &lt;= ''.</text:p>
      <text:p text:style-name="P3">La liste est supposée implantée de manière contigue :</text:p>
      <text:p text:style-name="P3"/>
      <text:p text:style-name="P3">1.1)Recherche séquentielle :</text:p>
      <text:p text:style-name="P3">-Version itérative :</text:p>
      <text:p text:style-name="P3">rech(l,x) si x==l[i] alors i sinon 0 fsi</text:p>
      <text:p text:style-name="P3">avec i = init 1 tq i &lt; n l[i]&lt;x rep i +1 frep</text:p>
      <text:p text:style-name="P3">avec n= lgr(l)</text:p>
      <text:p text:style-name="P3"/>
      <text:p text:style-name="P3">-Version récursive </text:p>
      <text:p text:style-name="P3">rech(l,x)=rseq(l,x,1,lgr(l))</text:p>
      <text:p text:style-name="P3">avec rseq(l,xi,n)=si (i==n) || (x&lt;=l[i])</text:p>
      <text:p text:style-name="P3">alors si x==l[i] alors i sinon 0 fsi</text:p>
      <text:p text:style-name="P3">sinon rseq(l,x,i+1,n)</text:p>
      <text:p text:style-name="P3"/>
      <text:p text:style-name="P3">Prog C :</text:p>
      <text:p text:style-name="P3">Nat rech(Listet l,S x)</text:p>
      <text:p text:style-name="P3">{</text:p>
      <text:p text:style-name="P3">Nat n=lgr(l) ; i=1 ;</text:p>
      <text:p text:style-name="P3">while(i&lt;n &amp;&amp; el(l,i)&lt;x)i++;}</text:p>
      <text:p text:style-name="P3">return x==el(l,i) ? i : 0 ;</text:p>
      <text:p text:style-name="P3">}</text:p>
      <text:p text:style-name="P3"/>
      <text:p text:style-name="P3">Temps maximum effectif Max(n)=A+(n-1)B+C</text:p>
      <text:p text:style-name="P3">avec A : passage de paramètre + initialisations</text:p>
      <text:p text:style-name="P3"><text:tab/>B:test de la boucle et i++</text:p>
      <text:p text:style-name="P3"><text:tab/>C:C dernier test et return ;</text:p>
      <text:p text:style-name="P3">Ce temps effectif dépend de la machine du système, des conditions d'exploitation,....</text:p>
      <text:p text:style-name="P3">-Abstraction, on regarde le comportement asymptotique, c'est à dire quand n → infini</text:p>
      <text:p text:style-name="P3">n → +infini : Max(n) = n*B</text:p>
      <text:p text:style-name="P3"/>
      <text:p text:style-name="P3">Et on s'intéresse à l'ordre de grandeur, il existe une constance K&gt;0 telle que Max(n)&lt;=K*n, « pour toute machine » et pour une certaine « classe l'algorithmes ».</text:p>
      <text:p text:style-name="P3"/>
      <text:p text:style-name="P3">On dit que Max(n) est dans O(n)</text:p>
      <text:p text:style-name="P3"/>
      <text:p text:style-name="P3">-Espace utilisé : version intérative : quelques cases (+ la liste) : O(1)</text:p>
      <text:p text:style-name="P3"><text:tab/><text:tab/>version récursive : + une pile de n appels max. : O(n), on ignore la liste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.2)Recherche dichotomique</text:p>
      <text:p text:style-name="P3">version interative : programmes en C.</text:p>
      <text:p text:style-name="P3"/>
      <text:p text:style-name="P3">Nat dicho(Listet l,Nat x)</text:p>
      <text:p text:style-name="P3">{</text:p>
      <text:p text:style-name="P3"><text:tab/>Nat a=1,b=lgr(l) ;</text:p>
      <text:p text:style-name="P3"><text:tab/>while(a!=b)</text:p>
      <text:p text:style-name="P3"><text:tab/>{</text:p>
      <text:p text:style-name="P3"><text:tab/><text:tab/>m=(a+b) ;</text:p>
      <text:p text:style-name="P3"><text:tab/><text:tab/>if(x&lt;=el(l,m))b=m ;</text:p>
      <text:p text:style-name="P3"><text:tab/><text:tab/>else a=m+1 ;</text:p>
      <text:p text:style-name="P3"><text:tab/>}</text:p>
      <text:p text:style-name="P3">return el(l,a)==x ? a : 0 ;</text:p>
      <text:p text:style-name="P3">}</text:p>
      <text:p text:style-name="P3"/>
      <text:p text:style-name="P3"/>
      <text:p text:style-name="P3">-Version récursive dans le cas ou plusieurs élément peuvent figurer dans la liste :</text:p>
      <text:p text:style-name="P3">rech(l,x)=rdich(l,x,1,lgr(l))</text:p>
      <text:p text:style-name="P3">avec rdich(l,x,a,b)=si a==b</text:p>
      <text:p text:style-name="P3">alors si l[a]==x alors a sibob 0 fsi</text:p>
      <text:p text:style-name="P3">alors si l[m]&lt;x alors rdich(l,x,m+1,b)</text:p>
      <text:p text:style-name="P3"><text:tab/>sinon rdich(l,x,a,m)</text:p>
      <text:p text:style-name="P3"><text:tab/>avec m=(a+b)/2 fsi</text:p>
      <text:p text:style-name="P3">fsi</text:p>
      <text:p text:style-name="P3"/>
      <text:p text:style-name="P3">-Temps effective :</text:p>
      <text:p text:style-name="P3">Max(n)=A' + B' * p + C'</text:p>
      <text:p text:style-name="P3">où p est le nombre d'exécuter du bloc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4">N</text:p>
          </table:table-cell>
          <table:table-cell table:style-name="Tableau1.A1" office:value-type="string">
            <text:p text:style-name="P4">P</text:p>
          </table:table-cell>
          <table:table-cell table:style-name="Tableau1.C1" office:value-type="string">
            <text:p text:style-name="P4">2^p</text:p>
          </table:table-cell>
        </table:table-row>
        <table:table-row>
          <table:table-cell table:style-name="Tableau1.A2" office:value-type="string">
            <text:p text:style-name="P4">1</text:p>
          </table:table-cell>
          <table:table-cell table:style-name="Tableau1.A2" office:value-type="string">
            <text:p text:style-name="P4">0</text:p>
          </table:table-cell>
          <table:table-cell table:style-name="Tableau1.C2" office:value-type="string">
            <text:p text:style-name="P4">1</text:p>
          </table:table-cell>
        </table:table-row>
        <table:table-row>
          <table:table-cell table:style-name="Tableau1.A2" office:value-type="string">
            <text:p text:style-name="P4">2</text:p>
          </table:table-cell>
          <table:table-cell table:style-name="Tableau1.A2" office:value-type="string">
            <text:p text:style-name="P4">1</text:p>
          </table:table-cell>
          <table:table-cell table:style-name="Tableau1.C2" office:value-type="string">
            <text:p text:style-name="P4">2</text:p>
          </table:table-cell>
        </table:table-row>
        <table:table-row>
          <table:table-cell table:style-name="Tableau1.A2" office:value-type="string">
            <text:p text:style-name="P4">3</text:p>
          </table:table-cell>
          <table:table-cell table:style-name="Tableau1.A2" office:value-type="string">
            <text:p text:style-name="P4">2</text:p>
          </table:table-cell>
          <table:table-cell table:style-name="Tableau1.C2" office:value-type="string">
            <text:p text:style-name="P4">4</text:p>
          </table:table-cell>
        </table:table-row>
        <table:table-row>
          <table:table-cell table:style-name="Tableau1.A2" office:value-type="string">
            <text:p text:style-name="P4">4</text:p>
          </table:table-cell>
          <table:table-cell table:style-name="Tableau1.A2" office:value-type="string">
            <text:p text:style-name="P4">2</text:p>
          </table:table-cell>
          <table:table-cell table:style-name="Tableau1.C2" office:value-type="string">
            <text:p text:style-name="P4">4</text:p>
          </table:table-cell>
        </table:table-row>
        <table:table-row>
          <table:table-cell table:style-name="Tableau1.A2" office:value-type="string">
            <text:p text:style-name="P4">5</text:p>
          </table:table-cell>
          <table:table-cell table:style-name="Tableau1.A2" office:value-type="string">
            <text:p text:style-name="P4">3</text:p>
          </table:table-cell>
          <table:table-cell table:style-name="Tableau1.C2" office:value-type="string">
            <text:p text:style-name="P4">4</text:p>
          </table:table-cell>
        </table:table-row>
        <table:table-row>
          <table:table-cell table:style-name="Tableau1.A2" office:value-type="string">
            <text:p text:style-name="P4">6</text:p>
          </table:table-cell>
          <table:table-cell table:style-name="Tableau1.A2" office:value-type="string">
            <text:p text:style-name="P4">3</text:p>
          </table:table-cell>
          <table:table-cell table:style-name="Tableau1.C2" office:value-type="string">
            <text:p text:style-name="P4">8</text:p>
          </table:table-cell>
        </table:table-row>
        <table:table-row>
          <table:table-cell table:style-name="Tableau1.A2" office:value-type="string">
            <text:p text:style-name="P4">7</text:p>
          </table:table-cell>
          <table:table-cell table:style-name="Tableau1.A2" office:value-type="string">
            <text:p text:style-name="P4">3</text:p>
          </table:table-cell>
          <table:table-cell table:style-name="Tableau1.C2" office:value-type="string">
            <text:p text:style-name="P4">8</text:p>
          </table:table-cell>
        </table:table-row>
        <table:table-row>
          <table:table-cell table:style-name="Tableau1.A2" office:value-type="string">
            <text:p text:style-name="P4">8</text:p>
          </table:table-cell>
          <table:table-cell table:style-name="Tableau1.A2" office:value-type="string">
            <text:p text:style-name="P4">3</text:p>
          </table:table-cell>
          <table:table-cell table:style-name="Tableau1.C2" office:value-type="string">
            <text:p text:style-name="P4">8</text:p>
          </table:table-cell>
        </table:table-row>
        <table:table-row>
          <table:table-cell table:style-name="Tableau1.A2" office:value-type="string">
            <text:p text:style-name="P4">9</text:p>
          </table:table-cell>
          <table:table-cell table:style-name="Tableau1.A2" office:value-type="string">
            <text:p text:style-name="P4">4</text:p>
          </table:table-cell>
          <table:table-cell table:style-name="Tableau1.C2" office:value-type="string">
            <text:p text:style-name="P4"/>
          </table:table-cell>
        </table:table-row>
      </table:table>
      <text:p text:style-name="P3"/>
      <text:p text:style-name="P3">2^p-1&lt;n&lt;=2^p</text:p>
      <text:p text:style-name="P3">C'est à dire que p est le petit entier tel que n&lt;=2^p</text:p>
      <text:p text:style-name="P3">ou encore log2(n)&lt;=p</text:p>
      <text:p text:style-name="P3">C'est à dire que p=log2(n) , p le plafond.</text:p>
      <text:p text:style-name="P3"/>
      <text:p text:style-name="P3">Abstraction n → infini Max(n)=B'log2(n)</text:p>
      <text:p text:style-name="P3">ordre de grandeur : il existe K'&gt;0 tel que Max(n)&lt;=K'log2(n)</text:p>
      <text:p text:style-name="P3">d'où Max(n) apprtient à O(log n)</text:p>
      <text:p text:style-name="P3"/>
      <text:p text:style-name="P3"><text:soft-page-break/>-Espace mémoire :</text:p>
      <text:p text:style-name="P3">iterative : quelque cases O(1)</text:p>
      <text:p text:style-name="P3"><text:tab/>recursive : + pile de hauteur p au max : O(log n)</text:p>
      <text:p text:style-name="P3"/>
      <text:p text:style-name="P3"/>
      <text:p text:style-name="P3">1.3)Comparaison en temps des 2 algos :</text:p>
      <text:p text:style-name="P3">Normalement grapg du temps effectif en fonction du seuil n, de A' + B'n + C' et log2(n)</text:p>
      <text:p text:style-name="P3">n&lt;n0 : maxseq(n)&lt;maxdicho(n)</text:p>
      <text:p text:style-name="P3">n&gt;n0 Maxseq(n) &gt; Maxdicho(n)</text:p>
      <text:p text:style-name="P3"/>
      <text:p text:style-name="P3">1.4)Analyse d'algorithme</text:p>
      <text:p text:style-name="P3">En fait, on obtient un résultat analogue si, au lieu de comparer les temps d'exécution, on ne compte que certaines opération fondamentales, caractérisant la classe l'algorithme.</text:p>
      <text:p text:style-name="P3">De plus, ceci peut-être fait au niveau de l'algorithme.</text:p>
      <text:p text:style-name="P3">Les même techniques sont utilisables pour évaluer le temps et l'espace.</text:p>
      <text:p text:style-name="P3"/>
      <text:p text:style-name="P2">II)Complexité en temps</text:p>
      <text:p text:style-name="P3">Pour évaluer la complexité en temps d'un algorithme, il faut choisir une unité d'évaluation du temps et on compte le nombre d'exécution de cette opérations fondamentales(s).</text:p>
      <text:p text:style-name="P3"/>
      <text:p text:style-name="P3">bis : Complexité en espace d'un algo, une unité d’évaluation de la taille des données.</text:p>
      <text:p text:style-name="P3"/>
      <text:p text:style-name="P3">Pour un algorithme A, on note Dn l'ensemble des données possible de taille n.</text:p>
      <text:p text:style-name="P3">Définition :La complexité, ou le coût en temps, de A est avec Ca(d), la durée d'exécution de l'algo A pour une donnée d appartenant à Dn.</text:p>
      <text:p text:style-name="P3"/>
      <text:p text:style-name="P3">Dans le pire des cas, ou maximum, maxA(n)=maxCa(d)</text:p>
      <text:p text:style-name="P3">Dans le meilleur des cas, ou minimum MinA(n)=minCa(d)</text:p>
      <text:p text:style-name="P3">En moyenne MoyA(n)=Somme(Ca(d)*pr(d) )</text:p>
      <text:p text:style-name="P3">où pr(d) est la probabilité, dans Dn, de traiter la donnée d avec 0&lt;=pr(d) et Somme(pr(d))=1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agonkill </meta:initial-creator>
    <meta:creation-date>2011-11-29T09:50:54</meta:creation-date>
    <dc:date>2011-11-29T12:31:18</dc:date>
    <dc:creator>Dragonkill </dc:creator>
    <meta:editing-duration>PT2H40M25S</meta:editing-duration>
    <meta:editing-cycles>26</meta:editing-cycles>
    <meta:generator>LibreOffice/3.4$Linux LibreOffice_project/340m1$Build-302</meta:generator>
    <meta:document-statistic meta:table-count="1" meta:image-count="0" meta:object-count="0" meta:page-count="3" meta:paragraph-count="113" meta:word-count="626" meta:character-count="3523" meta:non-whitespace-character-count="2992"/>
  </office:meta>
</office:document-meta>
</file>